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51cm" svg:stroke-color="#000000" draw:marker-start-width="0.276cm" draw:marker-end-width="0.276cm" svg:stroke-linecap="round" draw:fill-color="#eeeeee" draw:textarea-horizontal-align="justify" draw:textarea-vertical-align="top" draw:auto-grow-height="false" fo:min-height="10.178cm" fo:min-width="3.57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dash" draw:stroke-dash="Dot_20__28_Rounded_29_" svg:stroke-width="0.051cm" svg:stroke-color="#000000" draw:marker-start-width="0.276cm" draw:marker-end-width="0.276cm" svg:stroke-linecap="round" draw:fill="none" draw:fill-color="#ffffff" draw:textarea-horizontal-align="justify" draw:textarea-vertical-align="top" draw:auto-grow-height="false" fo:min-height="12.083cm" fo:min-width="15.96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02cm" fo:min-width="2.992cm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1.02cm" fo:min-width="2.993cm"/>
      <style:paragraph-properties style:writing-mode="lr-tb"/>
    </style:style>
    <style:style style:name="gr5" style:family="graphic" style:parent-style-name="standard">
      <style:graphic-properties svg:stroke-color="#000000" draw:fill-color="#ffa6a6" draw:textarea-horizontal-align="justify" draw:textarea-vertical-align="middle" draw:auto-grow-height="false" fo:min-height="1.02cm" fo:min-width="2.993cm"/>
      <style:paragraph-properties style:writing-mode="lr-tb"/>
    </style:style>
    <style:style style:name="gr6" style:family="graphic" style:parent-style-name="standard">
      <style:graphic-properties svg:stroke-color="#000000" draw:fill-color="#ffa6a6" draw:textarea-horizontal-align="justify" draw:textarea-vertical-align="top" draw:auto-grow-height="false" fo:min-height="2.29cm" fo:min-width="2.993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6cm" draw:marker-end-width="0.276cm" draw:fill-color="#afd095" draw:textarea-horizontal-align="justify" draw:textarea-vertical-align="middle" draw:auto-grow-height="false" fo:min-height="2.24cm" fo:min-width="2.942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6cm" draw:marker-end-width="0.276cm" draw:fill-color="#afd095" draw:textarea-horizontal-align="justify" draw:textarea-vertical-align="top" draw:auto-grow-height="false" fo:min-height="2.875cm" fo:min-width="2.942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10" style:family="graphic" style:parent-style-name="standard">
      <style:graphic-properties svg:stroke-color="#000000" draw:fill-color="#ffa6a6" draw:textarea-horizontal-align="justify" draw:textarea-vertical-align="middle" draw:auto-grow-height="false" fo:min-height="2.29cm" fo:min-width="2.993cm"/>
      <style:paragraph-properties style:writing-mode="lr-tb"/>
    </style:style>
    <style:style style:name="gr11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8" draw:marker-end-width="0.3cm" draw:fill="none" draw:textarea-vertical-align="botto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0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1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6" style:family="graphic" style:parent-style-name="objectwithoutfill" style:list-style-name="L2">
      <style:graphic-properties svg:stroke-color="#000000" draw:marker-end="Arrowheads_20_13" draw:marker-end-width="0.3cm" draw:fill="none" draw:textarea-horizontal-align="right" draw:textarea-vertical-align="top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5" draw:marker-end-width="0.3cm" draw:fill="none" draw:textarea-vertical-align="botto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7" draw:marker-end-width="0.3cm" draw:fill="none" draw:textarea-vertical-align="botto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2" style:family="graphic" style:parent-style-name="standard">
      <style:graphic-properties svg:stroke-color="#000000" draw:fill-color="#b4c7dc" draw:textarea-horizontal-align="justify" draw:textarea-vertical-align="middle" draw:auto-grow-height="false" fo:min-height="1.02cm" fo:min-width="2.356cm"/>
      <style:paragraph-properties style:writing-mode="lr-tb"/>
    </style:style>
    <style:style style:name="gr23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72cm" fo:min-width="2.993cm"/>
      <style:paragraph-properties style:writing-mode="lr-tb"/>
    </style:style>
    <style:style style:name="gr24" style:family="graphic" style:parent-style-name="objectwithoutfill">
      <style:graphic-properties svg:stroke-color="#000000" draw:marker-end="Arrowheads_20_20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stroke="dash" draw:stroke-dash="Dot_20__28_Rounded_29_" svg:stroke-width="0.051cm" svg:stroke-color="#000000" draw:marker-start-width="0.276cm" draw:marker-end-width="0.276cm" svg:stroke-linecap="round" draw:fill-color="#b2b2b2" draw:textarea-horizontal-align="justify" draw:textarea-vertical-align="middle" draw:auto-grow-height="false" fo:min-height="1.922cm" fo:min-width="2.942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b2b2b2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ffa6a6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afd095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2pt" fo:font-weight="bold" style:font-size-asian="12pt" style:font-weight-asian="normal" style:font-size-complex="12pt" style:font-weight-complex="normal"/>
    </style:style>
    <style:style style:name="P15" style:family="paragraph">
      <loext:graphic-properties draw:fill-color="#b4c7dc"/>
      <style:paragraph-properties fo:text-align="center" style:writing-mode="lr-tb"/>
      <style:text-properties fo:font-size="12pt" fo:font-weight="bold" style:font-size-asian="12pt" style:font-weight-asian="normal" style:font-size-complex="12pt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28cm" svg:height="10.478cm" svg:x="12.746cm" svg:y="5.762cm">
          <draw:glue-point draw:id="4" svg:x="-4.997cm" svg:y="2.501cm"/>
          <draw:glue-point draw:id="5" svg:x="-5cm" svg:y="-4.09cm"/>
          <draw:glue-point draw:id="6" svg:x="5cm" svg:y="4.09cm"/>
          <draw:glue-point draw:id="7" svg:x="5cm" svg:y="-1.666cm"/>
          <draw:glue-point draw:id="8" svg:x="5cm" svg:y="-4.09cm"/>
          <draw:glue-point draw:id="9" svg:x="5cm" svg:y="0.757cm"/>
          <text:p text:style-name="P1"><text:span text:style-name="T1">MIDI</text:span></text:p>
          <text:p text:style-name="P1"><text:span text:style-name="T1">DRIVERS</text:span></text:p>
          <text:p text:style-name="P1"><text:span text:style-name="T2">(select 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6.51cm" svg:height="12.383cm" svg:x="7.119cm" svg:y="4.492cm">
          <text:p text:style-name="P3"><text:span text:style-name="T3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492cm" svg:height="1.27cm" svg:x="2.904cm" svg:y="11.795cm">
          <draw:glue-point draw:id="4" svg:x="5.001cm" svg:y="-2.503cm"/>
          <draw:glue-point draw:id="5" svg:x="5.001cm" svg:y="2.496cm"/>
          <text:p text:style-name="P1"><text:span text:style-name="T1">MIDI-USB-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3.493cm" svg:height="1.27cm" svg:x="7.666cm" svg:y="14.97cm">
          <text:p text:style-name="P1"><text:span text:style-name="T1">sound (OS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493cm" svg:height="1.27cm" svg:x="24.176cm" svg:y="14.652cm">
          <text:p text:style-name="P1"><text:span text:style-name="T4">keyboard (</text:span><text:span text:style-name="T1">PC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493cm" svg:height="2.54cm" svg:x="2.903cm" svg:y="7.985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3.492cm" svg:height="2.54cm" svg:x="19.414cm" svg:y="5.445cm">
          <draw:glue-point draw:id="4" svg:x="-3.181cm" svg:y="5.001cm"/>
          <text:p text:style-name="P1"><text:span text:style-name="T1">Muse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" draw:id="id7" draw:layer="layout" svg:width="3.492cm" svg:height="3.175cm" svg:x="18.462cm" svg:y="13.065cm">
          <draw:glue-point draw:id="4" svg:x="-2.273cm" svg:y="-4.998cm"/>
          <draw:glue-point draw:id="5" svg:x="2.273cm" svg:y="-4.998cm"/>
          <text:p text:style-name="P1"><text:span text:style-name="T1">midi_test</text:span></text:p>
          <text:p text:style-name="P1"><text:span text:style-name="T2">(select mod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9" draw:id="id9" draw:layer="layout" svg:width="2.54cm" svg:height="1.27cm" svg:x="18.779cm" svg:y="14.652cm">
          <text:p text:style-name="P1"><text:span text:style-name="T1">key-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3" draw:id="id3" draw:layer="layout" svg:width="3.493cm" svg:height="2.54cm" svg:x="7.666cm" svg:y="5.445cm">
          <text:p text:style-name="P1"><text:span text:style-name="T1">MidiEditor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4.649cm" svg:y1="10.525cm" svg:x2="4.65cm" svg:y2="11.795cm" draw:start-shape="id1" draw:start-glue-point="2" draw:end-shape="id2" draw:end-glue-point="0" svg:d="M4649 10525v635h1v635" svg:viewBox="0 0 2 1271">
          <text:p/>
        </draw:connector>
        <draw:connector draw:style-name="gr12" draw:text-style-name="P12" draw:layer="layout" svg:x1="11.159cm" svg:y1="6.715cm" svg:x2="12.746cm" svg:y2="6.716cm" draw:start-shape="id3" draw:start-glue-point="1" draw:end-shape="id4" draw:end-glue-point="5" svg:d="M11159 6715h781v1h806" svg:viewBox="0 0 1588 2">
          <text:p text:style-name="P11"><text:span text:style-name="T4">[out]</text:span></text:p>
        </draw:connector>
        <draw:connector draw:style-name="gr13" draw:text-style-name="P10" draw:layer="layout" svg:x1="6.396cm" svg:y1="12.113cm" svg:x2="13.064cm" svg:y2="11.478cm" draw:start-shape="id2" draw:start-glue-point="4" draw:end-shape="id5" draw:end-glue-point="4" svg:d="M6396 12113h3322v-635h3346" svg:viewBox="0 0 6669 636">
          <text:p text:style-name="P13"><text:span text:style-name="T1">[out]</text:span></text:p>
        </draw:connector>
        <draw:connector draw:style-name="gr14" draw:text-style-name="P10" draw:layer="layout" svg:x1="13.064cm" svg:y1="12.429cm" svg:x2="6.396cm" svg:y2="12.746cm" draw:start-shape="id5" draw:start-glue-point="5" draw:end-shape="id2" draw:end-glue-point="5" svg:d="M13064 12429h-3346v317h-3322" svg:viewBox="0 0 6669 318">
          <text:p text:style-name="P13"><text:span text:style-name="T1">[in]</text:span></text:p>
        </draw:connector>
        <draw:connector draw:style-name="gr15" draw:text-style-name="P10" draw:layer="layout" svg:x1="21.16cm" svg:y1="11.16cm" svg:x2="21.001cm" svg:y2="13.066cm" draw:start-shape="id6" draw:end-shape="id7" draw:end-glue-point="5" svg:d="M21160 11160v940h-159v966" svg:viewBox="0 0 160 1907">
          <text:p/>
        </draw:connector>
        <draw:connector draw:style-name="gr16" draw:text-style-name="P12" draw:layer="layout" svg:x1="16.874cm" svg:y1="11.794cm" svg:x2="19.415cm" svg:y2="13.066cm" draw:start-shape="id4" draw:start-glue-point="9" draw:end-shape="id7" draw:end-glue-point="4" svg:d="M16874 11794h2541v1272" svg:viewBox="0 0 2542 1273">
          <text:p text:style-name="P11"><text:span text:style-name="T1">[in]</text:span></text:p>
        </draw:connector>
        <draw:connector draw:style-name="gr17" draw:text-style-name="P10" draw:layer="layout" svg:x1="24.176cm" svg:y1="15.287cm" svg:x2="21.319cm" svg:y2="15.287cm" draw:start-shape="id8" draw:start-glue-point="3" draw:end-shape="id9" draw:end-glue-point="1" svg:d="M24176 15287h-2857" svg:viewBox="0 0 2858 1">
          <text:p/>
        </draw:connector>
        <draw:connector draw:style-name="gr18" draw:text-style-name="P10" draw:layer="layout" svg:x1="18.779cm" svg:y1="15.287cm" svg:x2="16.874cm" svg:y2="15.286cm" draw:start-shape="id9" draw:start-glue-point="3" draw:end-shape="id4" draw:end-glue-point="6" svg:d="M18779 15287h-940v-1h-965" svg:viewBox="0 0 1906 2">
          <text:p text:style-name="P13"><text:span text:style-name="T1">[out]</text:span></text:p>
        </draw:connector>
        <draw:connector draw:style-name="gr19" draw:text-style-name="P10" draw:layer="layout" svg:x1="12.748cm" svg:y1="13.621cm" svg:x2="9.412cm" svg:y2="14.97cm" draw:start-shape="id4" draw:start-glue-point="4" draw:end-shape="id10" draw:end-glue-point="0" svg:d="M12748 13621h-3336v1349" svg:viewBox="0 0 3337 1350">
          <text:p/>
        </draw:connector>
        <draw:connector draw:style-name="gr20" draw:text-style-name="P10" draw:layer="layout" svg:x1="16.874cm" svg:y1="6.716cm" svg:x2="19.414cm" svg:y2="6.715cm" draw:start-shape="id4" draw:start-glue-point="8" draw:end-shape="id11" draw:end-glue-point="3" svg:d="M16874 6716h1270v-1h1270" svg:viewBox="0 0 2541 2">
          <text:p text:style-name="P13"><text:span text:style-name="T1">[in]</text:span></text:p>
        </draw:connector>
        <draw:connector draw:style-name="gr21" draw:text-style-name="P10" draw:layer="layout" svg:x1="21.16cm" svg:y1="7.985cm" svg:x2="21.16cm" svg:y2="9.89cm" draw:start-shape="id11" draw:start-glue-point="2" draw:end-shape="id6" draw:end-glue-point="4" svg:d="M21160 7985v1905" svg:viewBox="0 0 1 1906">
          <text:p/>
        </draw:connector>
        <draw:custom-shape draw:style-name="gr22" draw:text-style-name="P15" draw:layer="layout" svg:width="2.856cm" svg:height="1.27cm" svg:x="3.222cm" svg:y="8.937cm">
          <text:p text:style-name="P14"><text:span text:style-name="T5">sound (KB)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6" draw:id="id6" draw:layer="layout" svg:width="3.492cm" svg:height="1.27cm" svg:x="19.414cm" svg:y="9.89cm">
          <text:p text:style-name="P16"><text:span text:style-name="T1">musicxml-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4" draw:text-style-name="P18" draw:layer="layout" svg:x1="20.05cm" svg:y1="7.985cm" svg:x2="16.874cm" svg:y2="9.256cm" draw:start-shape="id11" draw:start-glue-point="4" draw:end-shape="id4" draw:end-glue-point="7" svg:d="M20050 7985v1271h-3176" svg:viewBox="0 0 3177 1272">
          <text:p text:style-name="P13"><text:span text:style-name="T1">[out]</text:span></text:p>
        </draw:connector>
        <draw:custom-shape draw:style-name="gr25" draw:text-style-name="P5" draw:layer="layout" svg:width="3.492cm" svg:height="2.222cm" svg:x="13.064cm" svg:y="7.985cm">
          <text:p text:style-name="P1"><text:span text:style-name="T1">LoopBe</text:span></text:p>
          <text:p text:style-name="P1"><text:span text:style-name="T1">[in/out]</text:span></text:p>
          <text:p text:style-name="P1"><text:span text:style-name="T2">(virtual cable)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3.492cm" svg:height="2.222cm" svg:x="13.064cm" svg:y="13.7cm">
          <text:p text:style-name="P1"><text:span text:style-name="T1">MS MIDI-Mapper</text:span></text:p>
          <text:p text:style-name="P1"><text:span text:style-name="T1">[out]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xml:id="id5" draw:id="id5" draw:layer="layout" svg:width="3.492cm" svg:height="2.222cm" svg:x="13.064cm" svg:y="10.843cm">
          <draw:glue-point draw:id="4" svg:x="-5cm" svg:y="-2.146cm"/>
          <draw:glue-point draw:id="5" svg:x="-5cm" svg:y="2.142cm"/>
          <text:p text:style-name="P1"><text:span text:style-name="T1">MIDI-USB-converter </text:span></text:p>
          <text:p text:style-name="P1"><text:span text:style-name="T1">[in/out]</text:span></text:p>
          <text:p text:style-name="P19"><text:span text:style-name="T2">(driver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3T14:52:23.750000000</meta:creation-date>
    <dc:date>2022-11-13T14:52:53.863000000</dc:date>
    <meta:editing-duration>PT31S</meta:editing-duration>
    <meta:editing-cycles>1</meta:editing-cycles>
    <meta:document-statistic meta:object-count="27"/>
    <meta:generator>LibreOffice/7.3.2.2$Windows_X86_64 LibreOffice_project/49f2b1bff42cfccbd8f788c8dc32c1c309559be0</meta:generator>
  </office:meta>
</office:document-meta>
</file>